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NF" svg:font-family="'Noto Sans NF'" style:font-family-generic="swiss"/>
    <style:font-face style:name="Noto Sans NF1" svg:font-family="'Noto 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3c861" officeooo:paragraph-rsid="0003c861"/>
    </style:style>
    <style:style style:name="P2" style:family="paragraph" style:parent-style-name="Standard">
      <style:text-properties officeooo:rsid="0004b143" officeooo:paragraph-rsid="0004b143"/>
    </style:style>
    <style:style style:name="P3" style:family="paragraph" style:parent-style-name="Standard">
      <style:text-properties officeooo:rsid="0003c861" officeooo:paragraph-rsid="0004b143"/>
    </style:style>
    <style:style style:name="P4" style:family="paragraph" style:parent-style-name="Standard">
      <style:text-properties officeooo:rsid="000596c0" officeooo:paragraph-rsid="000596c0"/>
    </style:style>
    <style:style style:name="P5" style:family="paragraph" style:parent-style-name="Standard">
      <style:text-properties officeooo:rsid="0003c861" officeooo:paragraph-rsid="000596c0"/>
    </style:style>
    <style:style style:name="P6" style:family="paragraph" style:parent-style-name="Standard">
      <style:text-properties officeooo:rsid="0006b54c" officeooo:paragraph-rsid="0006b54c"/>
    </style:style>
    <style:style style:name="P7" style:family="paragraph" style:parent-style-name="Standard">
      <style:text-properties officeooo:rsid="0003c861" officeooo:paragraph-rsid="0006b54c"/>
    </style:style>
    <style:style style:name="P8" style:family="paragraph" style:parent-style-name="Standard">
      <style:text-properties officeooo:rsid="0003c861" officeooo:paragraph-rsid="00085f79"/>
    </style:style>
    <style:style style:name="T1" style:family="text">
      <style:text-properties officeooo:rsid="0004b143"/>
    </style:style>
    <style:style style:name="T2" style:family="text">
      <style:text-properties officeooo:rsid="0003c861"/>
    </style:style>
    <style:style style:name="T3" style:family="text">
      <style:text-properties officeooo:rsid="0006b54c"/>
    </style:style>
    <style:style style:name="T4" style:family="text">
      <style:text-properties officeooo:rsid="000596c0"/>
    </style:style>
    <style:style style:name="T5" style:family="text">
      <style:text-properties officeooo:rsid="00085f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adjacencia Grafo 1</text:p>
      <text:p text:style-name="P1"/>
      <text:p text:style-name="P1">0→ 1(1) → 5(5)→</text:p>
      <text:p text:style-name="P1">1→ 2(2) → 4(2)→</text:p>
      <text:p text:style-name="P1">2→3(3)→</text:p>
      <text:p text:style-name="P1">3→</text:p>
      <text:p text:style-name="P1">4→ 2(2)→ 3(1)→ 5(1)→</text:p>
      <text:p text:style-name="P1">5→</text:p>
      <text:p text:style-name="P1"/>
      <text:p text:style-name="P1">inicioal = 0</text:p>
      <text:p text:style-name="P1">dist [ 0 | -1 | -1 | -1 | -1 | -1 ]</text:p>
      <text:p text:style-name="P1">ant [null | -1 | -1 | -1 | -1 | -1 ]</text:p>
      <text:p text:style-name="P1">visit [ 0 | 0 | 0 | 0 | 0 | 0 ]</text:p>
      <text:p text:style-name="P1"/>
      <text:p text:style-name="P1">O 0 aponta para 1 e para o 5, ambos ainda não foram visitados então calculamos suas distancias</text:p>
      <text:p text:style-name="P1"/>
      <text:p text:style-name="P1">dist [ 0 | 1 | -1 | -1 | -1 | 5 ]</text:p>
      <text:p text:style-name="P1">ant [null | 0 | -1 | -1 | -1 | 0 ]</text:p>
      <text:p text:style-name="P1">visit [ 0 | 0 | 0 | 0 | 0 | 0 ]</text:p>
      <text:p text:style-name="P1"/>
      <text:p text:style-name="P1">a menor distancia e do 0 para o 1 então vamos analisar o 1 e marcar o 0 como visitado</text:p>
      <text:p text:style-name="P1"/>
      <text:p text:style-name="P1">dist [ 0 | 1 | -1 | -1 | -1 | 5 ]</text:p>
      <text:p text:style-name="P1">ant [null | 0 | -1 | -1 | -1 | 0 ]</text:p>
      <text:p text:style-name="P1">visit [ 1 | 0 | 0 | 0 | 0 | 0 ]</text:p>
      <text:p text:style-name="P1"/>
      <text:p text:style-name="P1">O 1 aponta para o 2 e para o 4, ambos ainda não foram visitados, então calculamos suas distancias (somando com a distancia que já foi percorrida, no caso 1)</text:p>
      <text:p text:style-name="P1"/>
      <text:p text:style-name="P1">dist [ 0 | 1 | 3 | -1 | 3 | 5 ]</text:p>
      <text:p text:style-name="P1">ant [null | 0 | 1 | -1 | 1 | 0 ]</text:p>
      <text:p text:style-name="P1">visit [ 1 | <text:span text:style-name="T1">1</text:span> | 0 | 0 | 0 | 0 ]</text:p>
      <text:p text:style-name="P1"/>
      <text:p text:style-name="P2">O 2 aponta para o 3, ele ainda não foi visitado, então calculamos a disstancia (somando com a distancia que já foi percorrida, no caso 3)</text:p>
      <text:p text:style-name="P2"/>
      <text:p text:style-name="P3">dist [ 0 | 1 | 3 | <text:span text:style-name="T1">6</text:span> | 3 | 5 ]</text:p>
      <text:p text:style-name="P3">ant [null | 0 | 1 | <text:span text:style-name="T1">2</text:span> | 1 | 0 ]</text:p>
      <text:p text:style-name="P3">visit [ 1 | <text:span text:style-name="T1">1</text:span> | <text:span text:style-name="T1">1</text:span> | 0 | 0 | 0 ]</text:p>
      <text:p text:style-name="P3"/>
      <text:p text:style-name="P2">O atual agora e o 4, ele aponta para <text:span text:style-name="T2">2(2)→ 3(1)→ 5(1), </text:span>ai verificamos as a distancia atual seria menor que a anterior fazendo a soma de peso com a distancia percorrida ate o 4</text:p>
      <text:p text:style-name="P2"/>
      <text:p text:style-name="P3">dist [ 0 | 1 | 3 | <text:span text:style-name="T1">4</text:span> | 3 | <text:span text:style-name="T1">4</text:span> ]</text:p>
      <text:p text:style-name="P3">ant [null | 0 | 1 | <text:span text:style-name="T1">4</text:span> | 1 | <text:span text:style-name="T1">4</text:span> ]</text:p>
      <text:p text:style-name="P3">visit [ 1 | <text:span text:style-name="T1">1</text:span> | <text:span text:style-name="T1">1</text:span> | 0 | <text:span text:style-name="T1">1</text:span> | 0 ]</text:p>
      <text:p text:style-name="P3"/>
      <text:p text:style-name="P2">O atual agora e o 3, que e nulo</text:p>
      <text:p text:style-name="P2"/>
      <text:p text:style-name="P3">dist [ 0 | 1 | 3 | <text:span text:style-name="T1">4</text:span> | 3 | <text:span text:style-name="T1">4</text:span> ]</text:p>
      <text:p text:style-name="P3">ant [null | 0 | 1 | <text:span text:style-name="T1">4</text:span> | 1 | <text:span text:style-name="T1">4</text:span> ]</text:p>
      <text:p text:style-name="P3">visit [ 1 | <text:span text:style-name="T1">1</text:span> | <text:span text:style-name="T1">1</text:span> | <text:span text:style-name="T1">1</text:span> | <text:span text:style-name="T1">1</text:span> | 0 ]</text:p>
      <text:p text:style-name="P3"><text:soft-page-break/></text:p>
      <text:p text:style-name="P2">O atual agora e o 5, que e nulo</text:p>
      <text:p text:style-name="P2"/>
      <text:p text:style-name="P3">dist [ 0 | 1 | 3 | <text:span text:style-name="T1">4</text:span> | 3 | <text:span text:style-name="T1">4</text:span> ]</text:p>
      <text:p text:style-name="P3">ant [null | 0 | 1 | <text:span text:style-name="T1">4</text:span> | 1 | <text:span text:style-name="T1">4</text:span> ]</text:p>
      <text:p text:style-name="P3">visit [ 1 | <text:span text:style-name="T1">1</text:span> | <text:span text:style-name="T1">1</text:span> | <text:span text:style-name="T1">1</text:span> | <text:span text:style-name="T1">1</text:span> | <text:span text:style-name="T1">1</text:span> ]</text:p>
      <text:p text:style-name="P3"/>
      <text:p text:style-name="P3">------------------------------------------------------------------------------------------------------------------------</text:p>
      <text:p text:style-name="P3"/>
      <text:p text:style-name="P2">Lista de Adjacencia do Grafo 2</text:p>
      <text:p text:style-name="P2"/>
      <text:p text:style-name="P4">0→ 1(5)→</text:p>
      <text:p text:style-name="P4">1→ 2(1)→</text:p>
      <text:p text:style-name="P4">2→ 1(2)→ 0(4)_&gt; 3(1)→</text:p>
      <text:p text:style-name="P4">3→ 0(2)→</text:p>
      <text:p text:style-name="P4">4→ 3()</text:p>
      <text:p text:style-name="P4"/>
      <text:p text:style-name="P5">inicioal = <text:span text:style-name="T3">2</text:span></text:p>
      <text:p text:style-name="P5">dist [ -<text:span text:style-name="T3">1</text:span> | -1 | <text:span text:style-name="T3">0</text:span> | -1 | -1 ]</text:p>
      <text:p text:style-name="P5">ant [-<text:span text:style-name="T3">1</text:span> | -1 | <text:span text:style-name="T3">null</text:span> | -1 | -1 ]</text:p>
      <text:p text:style-name="P5">visit [ 0 | 0 | 0 | 0 | 0 <text:span text:style-name="T4">}</text:span></text:p>
      <text:p text:style-name="P5"/>
      <text:p text:style-name="P6">O aponta para <text:span text:style-name="T4">1(2)→ 0(4)_&gt; 3(1), </text:span>como nenhum ainda foi visita, calculamos as distancias</text:p>
      <text:p text:style-name="P6"/>
      <text:p text:style-name="P7">dist [ <text:span text:style-name="T3">4</text:span> | <text:s/><text:span text:style-name="T3">2</text:span> | <text:span text:style-name="T3">0</text:span> | <text:s/><text:span text:style-name="T3">1</text:span> | -1 ]</text:p>
      <text:p text:style-name="P7">ant [ <text:span text:style-name="T3">2</text:span> | <text:s/><text:span text:style-name="T3">2</text:span> | <text:span text:style-name="T3">null</text:span> | <text:s/><text:span text:style-name="T3">2</text:span> | -1 ]</text:p>
      <text:p text:style-name="P7">visit [ 0 | 0 | <text:span text:style-name="T3">1</text:span> | 0 | 0 <text:span text:style-name="T4">}</text:span></text:p>
      <text:p text:style-name="P7"/>
      <text:p text:style-name="P6">O atual agora é o 3, ele aponta para o zero, então calculamos somando o total já precorrido, no caso 1</text:p>
      <text:p text:style-name="P6"/>
      <text:p text:style-name="P7">dist [ <text:span text:style-name="T3">3</text:span> | <text:s/><text:span text:style-name="T3">2</text:span> | <text:span text:style-name="T3">0</text:span> | <text:s/><text:span text:style-name="T3">1</text:span> | -1 ]</text:p>
      <text:p text:style-name="P7">ant [ <text:span text:style-name="T3">3</text:span> | <text:s/><text:span text:style-name="T3">2</text:span> | <text:span text:style-name="T3">null</text:span> | <text:s/><text:span text:style-name="T3">2</text:span> | -1 ]</text:p>
      <text:p text:style-name="P7">visit [ 0 | 0 | <text:span text:style-name="T3">1</text:span> | <text:s/><text:span text:style-name="T3">1</text:span> | 0 <text:span text:style-name="T4">}</text:span></text:p>
      <text:p text:style-name="P7"/>
      <text:p text:style-name="P6">O atual agora é o 0, que aponta para o 1(5), ele ainda não foi visitado, então calculamos</text:p>
      <text:p text:style-name="P6"/>
      <text:p text:style-name="P7">dist [ <text:span text:style-name="T3">3</text:span> | <text:s/><text:span text:style-name="T3">2</text:span> | <text:span text:style-name="T3">0</text:span> | <text:s/><text:span text:style-name="T3">1</text:span> | -1 ]</text:p>
      <text:p text:style-name="P7">ant [ <text:span text:style-name="T3">3</text:span> | <text:s/><text:span text:style-name="T3">2</text:span> | <text:span text:style-name="T3">null</text:span> | <text:s/><text:span text:style-name="T3">2</text:span> | -1 ]</text:p>
      <text:p text:style-name="P7">visit [ <text:span text:style-name="T3">1</text:span> | 0 | <text:span text:style-name="T3">1</text:span> | <text:s/><text:span text:style-name="T3">1</text:span> | 0 <text:span text:style-name="T4">}</text:span></text:p>
      <text:p text:style-name="P7"/>
      <text:p text:style-name="P6">A soma da maior que a atual, então não vamos prosseguir (break)</text:p>
      <text:p text:style-name="P6">O atual agora é o 1, que aponta apenas para o 2, mas ele já foi visitado, então temos outro break</text:p>
      <text:p text:style-name="P6"/>
      <text:p text:style-name="P7">dist [ <text:span text:style-name="T3">3</text:span> | <text:s/><text:span text:style-name="T3">2</text:span> | <text:span text:style-name="T3">0</text:span> | <text:s/><text:span text:style-name="T3">1</text:span> | -1 ]</text:p>
      <text:p text:style-name="P7">ant [ <text:span text:style-name="T3">3</text:span> | <text:s/><text:span text:style-name="T3">2</text:span> | <text:span text:style-name="T3">null</text:span> | <text:s/><text:span text:style-name="T3">2</text:span> | -1 ]</text:p>
      <text:p text:style-name="P7">visit [ <text:span text:style-name="T3">1</text:span> | <text:span text:style-name="T3">1</text:span> | <text:span text:style-name="T3">1</text:span> | <text:s/><text:span text:style-name="T3">1</text:span> | 0 <text:span text:style-name="T4">}</text:span></text:p>
      <text:p text:style-name="P7"/>
      <text:p text:style-name="P6">Como o único ainda não visita foi o 4, vamos para ele, ele aponta apenas para 3, que já foi visitado</text:p>
      <text:p text:style-name="P6"/>
      <text:p text:style-name="P8">dist [ <text:span text:style-name="T3">3</text:span> | <text:s/><text:span text:style-name="T3">2</text:span> | <text:span text:style-name="T3">0</text:span> | <text:s/><text:span text:style-name="T3">1</text:span> | -1 ]</text:p>
      <text:p text:style-name="P8">ant [ <text:span text:style-name="T3">3</text:span> | <text:s/><text:span text:style-name="T3">2</text:span> | <text:span text:style-name="T3">null</text:span> | <text:s/><text:span text:style-name="T3">2</text:span> | -1 ]</text:p>
      <text:p text:style-name="P8"><text:soft-page-break/>visit [ <text:span text:style-name="T3">1</text:span> | <text:span text:style-name="T3">1</text:span> | <text:span text:style-name="T3">1</text:span> | <text:s/><text:span text:style-name="T3">1</text:span> | <text:span text:style-name="T5">1</text:span> <text:span text:style-name="T4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NF" svg:font-family="'Noto Sans NF'" style:font-family-generic="swiss"/>
    <style:font-face style:name="Noto Sans NF1" svg:font-family="'Noto 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NF1" style:font-family-complex="'Noto 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NF" style:font-family-complex="'Noto 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NF" style:font-family-complex="'Noto 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NF" style:font-family-complex="'Noto Sans NF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09:45:32.517626104</meta:creation-date>
    <meta:print-date>2026-04-15T10:46:14.764762698</meta:print-date>
    <meta:printed-by>Arquivos PDF</meta:printed-by>
    <dc:date>2026-04-15T10:51:06.095369871</dc:date>
    <meta:editing-duration>PT5M3S</meta:editing-duration>
    <meta:editing-cycles>2</meta:editing-cycles>
    <meta:generator>LibreOffice/26.2.1.2$Linux_X86_64 LibreOffice_project/620$Build-2</meta:generator>
    <meta:document-statistic meta:table-count="0" meta:image-count="0" meta:object-count="0" meta:page-count="3" meta:paragraph-count="71" meta:word-count="842" meta:character-count="2847" meta:non-whitespace-character-count="2052"/>
  </office:meta>
</office:document-meta>
</file>